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7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74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55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收支總合月報表</text:p>
          </table:table-cell>
          <table:covered-table-cell table:number-columns-repeated="10" table:style-name="ce10"/>
          <table:table-cell table:number-columns-repeated="1013"/>
        </table:table-row>
        <table:table-row table:style-name="ro2">
          <table:table-cell table:style-name="ce2" office:value-type="string" calcext:value-type="string">
            <text:p>月份：　　年　　月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5" table:number-rows-spanned="1">
            <text:p>收　　　入</text:p>
          </table:table-cell>
          <table:covered-table-cell table:number-columns-repeated="4" table:style-name="ce11"/>
          <table:table-cell table:style-name="ce3" office:value-type="string" calcext:value-type="string" table:number-columns-spanned="6" table:number-rows-spanned="1">
            <text:p>支　　出</text:p>
          </table:table-cell>
          <table:covered-table-cell table:number-columns-repeated="5" table:style-name="ce11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收　入　項　目</text:p>
          </table:table-cell>
          <table:covered-table-cell table:style-name="ce12"/>
          <table:table-cell table:style-name="ce3" office:value-type="string" calcext:value-type="string">
            <text:p>預定額</text:p>
          </table:table-cell>
          <table:table-cell table:style-name="ce3" office:value-type="string" calcext:value-type="string">
            <text:p>實績</text:p>
          </table:table-cell>
          <table:table-cell table:style-name="ce3" office:value-type="string" calcext:value-type="string">
            <text:p>差異</text:p>
          </table:table-cell>
          <table:table-cell table:style-name="ce3" office:value-type="string" calcext:value-type="string">
            <text:p>支出項目</text:p>
          </table:table-cell>
          <table:table-cell table:style-name="ce3" office:value-type="string" calcext:value-type="string">
            <text:p>前期轉入</text:p>
          </table:table-cell>
          <table:table-cell table:style-name="ce3" office:value-type="string" calcext:value-type="string">
            <text:p>預算</text:p>
          </table:table-cell>
          <table:table-cell table:style-name="ce3" office:value-type="string" calcext:value-type="string">
            <text:p>計</text:p>
          </table:table-cell>
          <table:table-cell table:style-name="ce3" office:value-type="string" calcext:value-type="string">
            <text:p>實績</text:p>
          </table:table-cell>
          <table:table-cell table:style-name="ce3" office:value-type="string" calcext:value-type="string">
            <text:p>差異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" table:number-rows-spanned="6">
            <text:p>受　　訂</text:p>
          </table:table-cell>
          <table:table-cell table:style-name="ce13" office:value-type="string" calcext:value-type="string">
            <text:p>接　單　金　額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5"/>
          <table:table-cell table:style-name="ce13" office:value-type="string" calcext:value-type="string">
            <text:p>退　貨　金　額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5"/>
          <table:table-cell table:style-name="ce13" office:value-type="string" calcext:value-type="string">
            <text:p>銷 售 手 續 費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5"/>
          <table:table-cell table:style-name="ce13" office:value-type="string" calcext:value-type="string">
            <text:p>訂　單　折　價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5"/>
          <table:table-cell table:style-name="ce13" office:value-type="string" calcext:value-type="string">
            <text:p>訂貨貨品成本額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6"/>
          <table:table-cell table:style-name="ce13" office:value-type="string" calcext:value-type="string">
            <text:p>訂　單　毛　利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" table:number-rows-spanned="11">
            <text:p>銷　　　貨</text:p>
          </table:table-cell>
          <table:table-cell table:style-name="ce13" office:value-type="string" calcext:value-type="string">
            <text:p>銷　貨　金　額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3" office:value-type="string" calcext:value-type="string">
            <text:p>銷 售 手 續 費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3" office:value-type="string" calcext:value-type="string">
            <text:p>退　　貨　　額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3" office:value-type="string" calcext:value-type="string">
            <text:p>折　　價　　額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3" office:value-type="string" calcext:value-type="string">
            <text:p>服　　務　　費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3" office:value-type="string" calcext:value-type="string">
            <text:p>其　　　　　他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4" table:number-columns-repeated="10"/>
          <table:table-cell table:number-columns-repeated="1013"/>
        </table:table-row>
        <table:table-row table:style-name="ro2">
          <table:covered-table-cell table:style-name="ce7"/>
          <table:table-cell table:style-name="ce13" office:value-type="string" calcext:value-type="string">
            <text:p>銷　售　成　本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3" office:value-type="string" calcext:value-type="string">
            <text:p>銷　售　毛　利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3" office:value-type="string" calcext:value-type="string">
            <text:p>呆　　　　　帳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5" office:value-type="string" calcext:value-type="string">
            <text:p>其　　　　　他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技術派遣費</text:p>
          </table:table-cell>
          <table:covered-table-cell table:style-name="ce11"/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" table:number-rows-spanned="4">
            <text:p>收　款</text:p>
          </table:table-cell>
          <table:table-cell table:style-name="ce15" office:value-type="string" calcext:value-type="string">
            <text:p>現　　　　　金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5" office:value-type="string" calcext:value-type="string">
            <text:p>支　　　　　票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5" office:value-type="string" calcext:value-type="string">
            <text:p>其　　　　　他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covered-table-cell table:style-name="ce7"/>
          <table:table-cell table:style-name="ce16" office:value-type="string" calcext:value-type="string">
            <text:p>小　　　　計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5" table:number-rows-spanned="1">
            <text:p>損　　　益</text:p>
          </table:table-cell>
          <table:covered-table-cell table:number-columns-repeated="4" table:style-name="ce11"/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項　　目</text:p>
          </table:table-cell>
          <table:covered-table-cell table:style-name="ce11"/>
          <table:table-cell table:style-name="ce3" office:value-type="string" calcext:value-type="string">
            <text:p>預定　</text:p>
          </table:table-cell>
          <table:table-cell table:style-name="ce3" office:value-type="string" calcext:value-type="string">
            <text:p>實績</text:p>
          </table:table-cell>
          <table:table-cell table:style-name="ce3" office:value-type="string" calcext:value-type="string">
            <text:p>差異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 table:number-columns-spanned="2" table:number-rows-spanned="1">
            <text:p>(<text:span text:style-name="T1">銷售毛利</text:span><text:span text:style-name="T2">)-(</text:span><text:span text:style-name="T3">總支出</text:span><text:span text:style-name="T2">)=</text:span><text:span text:style-name="T3">獎金基準額</text:span></text:p>
          </table:table-cell>
          <table:covered-table-cell table:style-name="ce17"/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獎　金　支　付　額</text:p>
          </table:table-cell>
          <table:covered-table-cell table:style-name="ce12"/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營　業　利　益</text:p>
          </table:table-cell>
          <table:covered-table-cell table:style-name="ce12"/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營　業　所　得　稅</text:p>
          </table:table-cell>
          <table:covered-table-cell table:style-name="ce12"/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利　益　差　額</text:p>
          </table:table-cell>
          <table:covered-table-cell table:style-name="ce12"/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技<text:span text:style-name="T4"> </text:span><text:span text:style-name="T3">術</text:span><text:span text:style-name="T2"> </text:span><text:span text:style-name="T3">員</text:span><text:span text:style-name="T2"> </text:span><text:span text:style-name="T3">派</text:span><text:span text:style-name="T2"> </text:span><text:span text:style-name="T3">遣</text:span><text:span text:style-name="T2"> </text:span><text:span text:style-name="T3">差</text:span><text:span text:style-name="T2"> </text:span><text:span text:style-name="T3">額</text:span></text:p>
          </table:table-cell>
          <table:covered-table-cell table:style-name="ce12"/>
          <table:table-cell table:style-name="ce14" table:number-columns-repeated="9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2" table:number-rows-spanned="1">
            <text:p>總　利　益　差　額</text:p>
          </table:table-cell>
          <table:covered-table-cell table:style-name="ce12"/>
          <table:table-cell table:style-name="ce14" table:number-columns-repeated="3"/>
          <table:table-cell table:style-name="ce3" office:value-type="string" calcext:value-type="string">
            <text:p>合計</text:p>
          </table:table-cell>
          <table:table-cell table:style-name="ce14" table:number-columns-repeated="5"/>
          <table:table-cell table:number-columns-repeated="1013"/>
        </table:table-row>
        <table:table-row table:style-name="ro3" table:number-rows-repeated="21">
          <table:table-cell table:number-columns-repeated="102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27:21.25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2:47:15</meta:creation-date>
    <dc:date>2017-01-18T22:28:34.998000000</dc:date>
    <meta:print-date>2004-04-12T23:03:38</meta:print-date>
    <meta:generator>LibreOffice/5.1.1.3$Windows_x86 LibreOffice_project/89f508ef3ecebd2cfb8e1def0f0ba9a803b88a6d</meta:generator>
    <meta:editing-duration>PT1M13S</meta:editing-duration>
    <meta:editing-cycles>1</meta:editing-cycles>
    <meta:document-statistic meta:table-count="1" meta:cell-count="51" meta:object-count="0"/>
  </office:meta>
</office:document-meta>
</file>